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BASE_URL</text:span><text:span text:style-name="T2">=</text:span><text:span text:style-name="T3">"mysql://admin2:eureka80@127.0.0.1:3306/district_symfony?serverVersion=mariadb-10.3.34&amp;charset=utf8mb4"</text:span></text:p>
      <text:p text:style-name="P3"/>
      <text:p text:style-name="P2"># MAILER :</text:p>
      <text:p text:style-name="P2"># Exemple: smtp://votre_identifiant:votre_mot_de_passe@smtp.example.com:port</text:p>
      <text:p text:style-name="P3"/>
      <text:p text:style-name="P2"># MAILER_DSN=smtp://chris80:eureka@smtp.example.com:1025</text:p>
      <text:p text:style-name="P3"/>
      <text:p text:style-name="P2"># MailHog :</text:p>
      <text:p text:style-name="P1"><text:span text:style-name="T1">MAILER_DSN</text:span><text:span text:style-name="T2">=</text:span><text:span text:style-name="T3">smtp://localhost:1025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6:30:08.995426674</meta:creation-date>
    <dc:date>2023-07-13T16:30:43.992576775</dc:date>
    <meta:editing-duration>PT35S</meta:editing-duration>
    <meta:editing-cycles>1</meta:editing-cycles>
    <meta:document-statistic meta:table-count="0" meta:image-count="0" meta:object-count="0" meta:page-count="1" meta:paragraph-count="6" meta:word-count="13" meta:character-count="301" meta:non-whitespace-character-count="294"/>
    <meta:generator>LibreOffice/7.3.7.2$Linux_X86_64 LibreOffice_project/30$Build-2</meta:generator>
  </office:meta>
</office:document-meta>
</file>